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C9C9C9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C9C9C9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C9C9C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wrap-option="wrap" fo:background-color="#C9C9C9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background-color="#C9C9C9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0">
      <style:table-cell-properties fo:border="thin solid #000000" style:vertical-align="top" fo:background-color="#C9C9C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8" style:family="table-cell" style:parent-style-name="Default" style:data-style-name="N0">
      <style:table-cell-properties fo:border="thin solid #000000" style:vertical-align="top" fo:background-color="#C9C9C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/>
    </style:style>
    <style:style style:name="ce9" style:family="table-cell" style:parent-style-name="Default" style:data-style-name="N0">
      <style:table-cell-properties fo:border="thin solid #000000" style:vertical-align="top" fo:background-color="#C9C9C9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/>
    </style:style>
    <style:style style:name="ce10" style:family="table-cell" style:parent-style-name="Default" style:data-style-name="N0">
      <style:table-cell-properties fo:border="thin solid #000000" style:vertical-align="automatic" fo:background-color="#C9C9C9"/>
    </style:style>
    <style:style style:name="ce1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1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2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25" style:family="table-cell" style:parent-style-name="Default" style:data-style-name="N0">
      <style:text-properties style:font-name="Segoe UI" style:font-name-asian="Segoe UI" style:font-name-complex="Segoe UI"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000000"/>
    </style:style>
    <style:style style:name="ce2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text-line-through-style="solid"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000000" fo:background-color="#FFFFFF"/>
    </style:style>
    <style:style style:name="ce2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top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top" fo:wrap-option="wrap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able-cell-properties fo:border="thin solid #000000" style:vertical-align="top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0">
      <style:table-cell-properties fo:border="thin solid #000000" style:vertical-align="top" fo:wrap-option="wrap" fo:background-color="#FFFF00"/>
      <style:text-properties style:text-line-through-style="solid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center"/>
      <style:text-properties style:text-line-through-style="solid"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style:text-line-through-style="solid" style:font-name="Arial" style:font-name-asian="Arial" style:font-name-complex="Arial" fo:font-size="10pt" style:font-size-asian="10pt" style:font-size-complex="10pt"/>
    </style:style>
    <style:style style:name="ce36" style:family="table-cell" style:parent-style-name="Default" style:data-style-name="N0">
      <style:table-cell-properties style:vertical-align="top" fo:wrap-option="wrap" fo:background-color="#FFFF00" style:repeat-content="false"/>
      <style:paragraph-properties fo:text-align="start" fo:margin-left="0cm"/>
      <style:text-properties style:text-line-through-style="solid" style:font-name="Arial" style:font-name-asian="Arial" style:font-name-complex="Arial" fo:font-size="10pt" style:font-size-asian="10pt" style:font-size-complex="10pt"/>
    </style:style>
    <style:style style:name="ce37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end" fo:margin-right="0cm"/>
      <style:text-properties style:text-line-through-style="solid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top" fo:wrap-option="wrap" fo:background-color="#C9C9C9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#C9C9C9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6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7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7.09083333333333cm"/>
    </style:style>
    <style:style style:name="co2" style:family="table-column">
      <style:table-column-properties fo:break-before="auto" style:column-width="1.04069444444444cm"/>
    </style:style>
    <style:style style:name="co3" style:family="table-column">
      <style:table-column-properties fo:break-before="auto" style:column-width="1.12888888888889cm"/>
    </style:style>
    <style:style style:name="co4" style:family="table-column">
      <style:table-column-properties fo:break-before="auto" style:column-width="5.94430555555556cm"/>
    </style:style>
    <style:style style:name="co5" style:family="table-column">
      <style:table-column-properties fo:break-before="auto" style:column-width="12.6118055555556cm"/>
    </style:style>
    <style:style style:name="co6" style:family="table-column">
      <style:table-column-properties fo:break-before="auto" style:column-width="5.3975cm"/>
    </style:style>
    <style:style style:name="co7" style:family="table-column">
      <style:table-column-properties fo:break-before="auto" style:column-width="9.59555555555556cm"/>
    </style:style>
    <style:style style:name="co8" style:family="table-column">
      <style:table-column-properties fo:break-before="auto" style:column-width="10.9890277777778cm"/>
    </style:style>
    <style:style style:name="co9" style:family="table-column">
      <style:table-column-properties fo:break-before="auto" style:column-width="9.06638888888889cm"/>
    </style:style>
    <style:style style:name="co10" style:family="table-column">
      <style:table-column-properties fo:break-before="auto" style:column-width="10.7773611111111cm"/>
    </style:style>
    <style:style style:name="co11" style:family="table-column">
      <style:table-column-properties fo:break-before="auto" style:column-width="2.64583333333333cm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4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2" style:base-cell-address="MAP.A4"/>
      <style:map style:condition="of:is-true-formula([.#REF!]=&quot;Y&quot;)" style:apply-style-name="cf2" style:base-cell-address="MAP.A4"/>
    </style:style>
    <style:style style:name="ce49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2" style:base-cell-address="MAP.A4"/>
      <style:map style:condition="of:is-true-formula([.#REF!]=&quot;Y&quot;)" style:apply-style-name="cf2" style:base-cell-address="MAP.A4"/>
    </style:style>
    <style:style style:name="ce5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2" style:base-cell-address="MAP.A4"/>
      <style:map style:condition="of:is-true-formula([.#REF!]=&quot;Y&quot;)" style:apply-style-name="cf2" style:base-cell-address="MAP.A15"/>
    </style:style>
    <style:style style:name="ce5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2" style:base-cell-address="MAP.A23"/>
      <style:map style:condition="of:is-true-formula([.#REF!]=&quot;Y&quot;)" style:apply-style-name="cf2" style:base-cell-address="MAP.A23"/>
    </style:style>
    <style:style style:name="ce5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2" style:base-cell-address="MAP.A23"/>
      <style:map style:condition="of:is-true-formula([.#REF!]=&quot;Y&quot;)" style:apply-style-name="cf2" style:base-cell-address="MAP.A23"/>
    </style:style>
    <style:style style:name="ce5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2" style:base-cell-address="MAP.A23"/>
      <style:map style:condition="of:is-true-formula([.#REF!]=&quot;Y&quot;)" style:apply-style-name="cf2" style:base-cell-address="MAP.A23"/>
    </style:style>
    <style:style style:name="ce5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2" style:base-cell-address="MAP.A23"/>
      <style:map style:condition="of:is-true-formula([.#REF!]=&quot;Y&quot;)" style:apply-style-name="cf2" style:base-cell-address="MAP.J23"/>
    </style:style>
    <style:style style:name="ce5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2" style:base-cell-address="MAP.B32"/>
      <style:map style:condition="of:is-true-formula([.#REF!]=&quot;Y&quot;)" style:apply-style-name="cf2" style:base-cell-address="MAP.G32"/>
    </style:style>
    <style:style style:name="ce56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2" style:base-cell-address="MAP.A23"/>
      <style:map style:condition="of:is-true-formula([.#REF!]=&quot;Y&quot;)" style:apply-style-name="cf2" style:base-cell-address="MAP.A23"/>
    </style:style>
    <style:style style:name="ce57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2" style:base-cell-address="MAP.A23"/>
      <style:map style:condition="of:is-true-formula([.#REF!]=&quot;Y&quot;)" style:apply-style-name="cf2" style:base-cell-address="MAP.A23"/>
    </style:style>
    <style:style style:name="ce58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2" style:base-cell-address="MAP.A4"/>
      <style:map style:condition="of:is-true-formula([.#REF!]=&quot;Y&quot;)" style:apply-style-name="cf2" style:base-cell-address="MAP.A36"/>
    </style:style>
    <style:style style:name="ce59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2" style:base-cell-address="MAP.A33"/>
      <style:map style:condition="of:is-true-formula([.#REF!]=&quot;Y&quot;)" style:apply-style-name="cf2" style:base-cell-address="MAP.A33"/>
      <style:map style:condition="of:is-true-formula([.#REF!]=&quot;Y&quot;)" style:apply-style-name="cf2" style:base-cell-address="MAP.A33"/>
      <style:map style:condition="of:is-true-formula([.#REF!]=&quot;Y&quot;)" style:apply-style-name="cf2" style:base-cell-address="MAP.A33"/>
    </style:style>
    <style:style style:name="ce6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2" style:base-cell-address="MAP.A33"/>
      <style:map style:condition="of:is-true-formula([.#REF!]=&quot;Y&quot;)" style:apply-style-name="cf2" style:base-cell-address="MAP.A33"/>
      <style:map style:condition="of:is-true-formula([.#REF!]=&quot;Y&quot;)" style:apply-style-name="cf2" style:base-cell-address="MAP.A33"/>
      <style:map style:condition="of:is-true-formula([.#REF!]=&quot;Y&quot;)" style:apply-style-name="cf2" style:base-cell-address="MAP.A33"/>
    </style:style>
    <style:style style:name="ce61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2" style:base-cell-address="MAP.A33"/>
    </style:style>
    <style:style style:name="ce6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2" style:base-cell-address="MAP.A33"/>
    </style:style>
    <style:style style:name="ce6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2" style:base-cell-address="MAP.A57"/>
      <style:map style:condition="of:is-true-formula([.#REF!]=&quot;Y&quot;)" style:apply-style-name="cf2" style:base-cell-address="MAP.A57"/>
    </style:style>
    <style:style style:name="ce6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2" style:base-cell-address="MAP.B50"/>
      <style:map style:condition="of:is-true-formula([.#REF!]=&quot;Y&quot;)" style:apply-style-name="cf2" style:base-cell-address="MAP.B50"/>
    </style:style>
    <style:style style:name="ce6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2" style:base-cell-address="MAP.B59"/>
      <style:map style:condition="of:is-true-formula([.#REF!]=&quot;Y&quot;)" style:apply-style-name="cf2" style:base-cell-address="MAP.B59"/>
    </style:style>
    <style:style style:name="ce6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2" style:base-cell-address="MAP.A15"/>
      <style:map style:condition="of:is-true-formula([.#REF!]=&quot;Y&quot;)" style:apply-style-name="cf2" style:base-cell-address="MAP.A100"/>
    </style:style>
    <style:style style:name="ce6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2" style:base-cell-address="MAP.A210"/>
      <style:map style:condition="of:is-true-formula([.#REF!]=&quot;Y&quot;)" style:apply-style-name="cf2" style:base-cell-address="MAP.A210"/>
    </style:style>
    <style:style style:name="ce6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2" style:base-cell-address="MAP.A210"/>
      <style:map style:condition="of:is-true-formula([.#REF!]=&quot;Y&quot;)" style:apply-style-name="cf2" style:base-cell-address="MAP.B210"/>
    </style:style>
    <style:style style:name="ce6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2" style:base-cell-address="MAP.A57"/>
      <style:map style:condition="of:is-true-formula([.#REF!]=&quot;Y&quot;)" style:apply-style-name="cf2" style:base-cell-address="MAP.B211"/>
    </style:style>
    <style:style style:name="ce7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2" style:base-cell-address="MAP.F154"/>
      <style:map style:condition="of:is-true-formula([.#REF!]=&quot;Y&quot;)" style:apply-style-name="cf2" style:base-cell-address="MAP.F154"/>
    </style:style>
    <style:style style:name="ce7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2" style:base-cell-address="MAP.B210"/>
      <style:map style:condition="of:is-true-formula([.#REF!]=&quot;Y&quot;)" style:apply-style-name="cf2" style:base-cell-address="MAP.A57"/>
    </style:style>
    <style:style style:name="ce7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2" style:base-cell-address="MAP.A57"/>
      <style:map style:condition="of:is-true-formula([.#REF!]=&quot;Y&quot;)" style:apply-style-name="cf2" style:base-cell-address="MAP.J211"/>
    </style:style>
    <style:style style:name="ce7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2" style:base-cell-address="MAP.A24"/>
      <style:map style:condition="of:is-true-formula([.#REF!]=&quot;Y&quot;)" style:apply-style-name="cf2" style:base-cell-address="MAP.A24"/>
    </style:style>
    <style:style style:name="ce7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2" style:base-cell-address="MAP.A25"/>
      <style:map style:condition="of:is-true-formula([.#REF!]=&quot;Y&quot;)" style:apply-style-name="cf2" style:base-cell-address="MAP.A24"/>
    </style:style>
    <style:style style:name="ce7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2" style:base-cell-address="MAP.A32"/>
      <style:map style:condition="of:is-true-formula([.#REF!]=&quot;Y&quot;)" style:apply-style-name="cf2" style:base-cell-address="MAP.B32"/>
    </style:style>
    <style:style style:name="ce7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2" style:base-cell-address="MAP.A32"/>
      <style:map style:condition="of:is-true-formula([.#REF!]=&quot;Y&quot;)" style:apply-style-name="cf2" style:base-cell-address="MAP.A32"/>
    </style:style>
    <style:style style:name="ce7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2" style:base-cell-address="MAP.A219"/>
      <style:map style:condition="of:is-true-formula([.#REF!]=&quot;Y&quot;)" style:apply-style-name="cf2" style:base-cell-address="MAP.A219"/>
    </style:style>
    <style:style style:name="ce7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2" style:base-cell-address="MAP.A221"/>
      <style:map style:condition="of:is-true-formula([.#REF!]=&quot;Y&quot;)" style:apply-style-name="cf2" style:base-cell-address="MAP.A221"/>
      <style:map style:condition="of:is-true-formula([.#REF!]=&quot;Y&quot;)" style:apply-style-name="cf2" style:base-cell-address="MAP.A221"/>
      <style:map style:condition="of:is-true-formula([.#REF!]=&quot;Y&quot;)" style:apply-style-name="cf2" style:base-cell-address="MAP.A221"/>
    </style:style>
    <style:style style:name="ce7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2" style:base-cell-address="MAP.A222"/>
      <style:map style:condition="of:is-true-formula([.#REF!]=&quot;Y&quot;)" style:apply-style-name="cf2" style:base-cell-address="MAP.J222"/>
      <style:map style:condition="of:is-true-formula([.#REF!]=&quot;Y&quot;)" style:apply-style-name="cf2" style:base-cell-address="MAP.J222"/>
      <style:map style:condition="of:is-true-formula([.#REF!]=&quot;Y&quot;)" style:apply-style-name="cf2" style:base-cell-address="MAP.J222"/>
    </style:style>
    <style:style style:name="ce8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2" style:base-cell-address="MAP.A222"/>
      <style:map style:condition="of:is-true-formula([.#REF!]=&quot;Y&quot;)" style:apply-style-name="cf2" style:base-cell-address="MAP.A33"/>
      <style:map style:condition="of:is-true-formula([.#REF!]=&quot;Y&quot;)" style:apply-style-name="cf2" style:base-cell-address="MAP.A222"/>
      <style:map style:condition="of:is-true-formula([.#REF!]=&quot;Y&quot;)" style:apply-style-name="cf2" style:base-cell-address="MAP.A222"/>
    </style:style>
    <style:style style:name="ce8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2" style:base-cell-address="MAP.K223"/>
      <style:map style:condition="of:is-true-formula([.#REF!]=&quot;Y&quot;)" style:apply-style-name="cf2" style:base-cell-address="MAP.K223"/>
      <style:map style:condition="of:is-true-formula([.#REF!]=&quot;Y&quot;)" style:apply-style-name="cf2" style:base-cell-address="MAP.A223"/>
      <style:map style:condition="of:is-true-formula([.#REF!]=&quot;Y&quot;)" style:apply-style-name="cf2" style:base-cell-address="MAP.K223"/>
    </style:style>
    <style:style style:name="ce8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2" style:base-cell-address="MAP.K225"/>
      <style:map style:condition="of:is-true-formula([.#REF!]=&quot;Y&quot;)" style:apply-style-name="cf2" style:base-cell-address="MAP.K225"/>
      <style:map style:condition="of:is-true-formula([.#REF!]=&quot;Y&quot;)" style:apply-style-name="cf2" style:base-cell-address="MAP.K225"/>
      <style:map style:condition="of:is-true-formula([.#REF!]=&quot;Y&quot;)" style:apply-style-name="cf2" style:base-cell-address="MAP.K225"/>
    </style:style>
    <style:style style:name="ce8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2" style:base-cell-address="MAP.A231"/>
      <style:map style:condition="of:is-true-formula([.#REF!]=&quot;Y&quot;)" style:apply-style-name="cf2" style:base-cell-address="MAP.J231"/>
    </style:style>
    <style:style style:name="ce8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2" style:base-cell-address="MAP.A222"/>
      <style:map style:condition="of:is-true-formula([.#REF!]=&quot;Y&quot;)" style:apply-style-name="cf2" style:base-cell-address="MAP.A232"/>
    </style:style>
    <style:style style:name="ce85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2" style:base-cell-address="MAP.J231"/>
      <style:map style:condition="of:is-true-formula([.#REF!]=&quot;Y&quot;)" style:apply-style-name="cf2" style:base-cell-address="MAP.A210"/>
    </style:style>
    <style:style style:name="ce8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2" style:base-cell-address="MAP.A223"/>
      <style:map style:condition="of:is-true-formula([.#REF!]=&quot;Y&quot;)" style:apply-style-name="cf2" style:base-cell-address="MAP.A231"/>
    </style:style>
    <style:style style:name="ce8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2" style:base-cell-address="MAP.A231"/>
      <style:map style:condition="of:is-true-formula([.#REF!]=&quot;Y&quot;)" style:apply-style-name="cf2" style:base-cell-address="MAP.B231"/>
    </style:style>
    <style:style style:name="ce88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2" style:base-cell-address="MAP.A232"/>
      <style:map style:condition="of:is-true-formula([.#REF!]=&quot;Y&quot;)" style:apply-style-name="cf2" style:base-cell-address="MAP.B232"/>
    </style:style>
    <style:style style:name="ce8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2" style:base-cell-address="MAP.F236"/>
      <style:map style:condition="of:is-true-formula([.#REF!]=&quot;Y&quot;)" style:apply-style-name="cf2" style:base-cell-address="MAP.F236"/>
      <style:map style:condition="of:is-true-formula([.#REF!]=&quot;Y&quot;)" style:apply-style-name="cf2" style:base-cell-address="MAP.A236"/>
      <style:map style:condition="of:is-true-formula([.#REF!]=&quot;Y&quot;)" style:apply-style-name="cf2" style:base-cell-address="MAP.F236"/>
    </style:style>
    <style:style style:name="ce9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2" style:base-cell-address="MAP.F237"/>
      <style:map style:condition="of:is-true-formula([.#REF!]=&quot;Y&quot;)" style:apply-style-name="cf2" style:base-cell-address="MAP.F237"/>
      <style:map style:condition="of:is-true-formula([.#REF!]=&quot;Y&quot;)" style:apply-style-name="cf2" style:base-cell-address="MAP.F237"/>
      <style:map style:condition="of:is-true-formula([.#REF!]=&quot;Y&quot;)" style:apply-style-name="cf2" style:base-cell-address="MAP.F237"/>
    </style:style>
    <style:style style:name="ce9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2" style:base-cell-address="MAP.A222"/>
      <style:map style:condition="of:is-true-formula([.#REF!]=&quot;Y&quot;)" style:apply-style-name="cf2" style:base-cell-address="MAP.C222"/>
      <style:map style:condition="of:is-true-formula([.#REF!]=&quot;Y&quot;)" style:apply-style-name="cf2" style:base-cell-address="MAP.A222"/>
      <style:map style:condition="of:is-true-formula([.#REF!]=&quot;Y&quot;)" style:apply-style-name="cf2" style:base-cell-address="MAP.C222"/>
    </style:style>
    <style:style style:name="ce9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2" style:base-cell-address="MAP.A236"/>
      <style:map style:condition="of:is-true-formula([.#REF!]=&quot;Y&quot;)" style:apply-style-name="cf2" style:base-cell-address="MAP.A239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P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3" table:default-cell-style-name="ce1"/>
        <table:table-row table:style-name="ro1">
          <table:table-cell office:value-type="string" table:number-columns-spanned="4" table:number-rows-spanned="1" table:style-name="ce43">
            <text:p>Destination</text:p>
          </table:table-cell>
          <table:covered-table-cell table:number-columns-repeated="3"/>
          <table:table-cell office:value-type="string" table:number-columns-spanned="6" table:number-rows-spanned="1" table:style-name="ce44">
            <text:p>Source</text:p>
          </table:table-cell>
          <table:covered-table-cell table:number-columns-repeated="5"/>
          <table:table-cell table:style-name="ce3"/>
          <table:table-cell table:number-columns-repeated="16373"/>
        </table:table-row>
        <table:table-row table:style-name="ro1">
          <table:table-cell office:value-type="string" table:style-name="ce2">
            <text:p>Element<text:s/></text:p>
          </table:table-cell>
          <table:table-cell office:value-type="string" table:style-name="ce4">
            <text:p>Level</text:p>
          </table:table-cell>
          <table:table-cell office:value-type="string" table:style-name="ce4">
            <text:p>M/O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Path</text:p>
          </table:table-cell>
          <table:table-cell office:value-type="string" table:style-name="ce2">
            <text:p>Element</text:p>
          </table:table-cell>
          <table:table-cell office:value-type="string" table:style-name="ce2">
            <text:p>Condition</text:p>
          </table:table-cell>
          <table:table-cell office:value-type="string" table:style-name="ce2">
            <text:p>Transformation</text:p>
          </table:table-cell>
          <table:table-cell office:value-type="string" table:style-name="ce2">
            <text:p>Remarks</text:p>
          </table:table-cell>
          <table:table-cell table:number-columns-repeated="2" table:style-name="ce5"/>
          <table:table-cell table:number-columns-repeated="16373"/>
        </table:table-row>
        <table:table-row table:style-name="ro1">
          <table:table-cell office:value-type="string" table:style-name="ce6">
            <text:p>In this column the entire output message is described</text:p>
          </table:table-cell>
          <table:table-cell office:value-type="string" table:style-name="ce7">
            <text:p>Level of the destination element (root is 0)</text:p>
          </table:table-cell>
          <table:table-cell office:value-type="string" table:style-name="ce8">
            <text:p>Optional column<text:span text:style-name="T1">; Indicates whether the element is mandatory or optional</text:span></text:p>
          </table:table-cell>
          <table:table-cell office:value-type="string" table:style-name="ce9">
            <text:p>Optional column<text:span text:style-name="T1">; Type of the element</text:span></text:p>
          </table:table-cell>
          <table:table-cell office:value-type="string" table:style-name="ce6">
            <text:p>Full path of the source element; Empty when the source element is a fixed value</text:p>
          </table:table-cell>
          <table:table-cell office:value-type="string" table:style-name="ce6">
            <text:p>Source element; Fixed values are put between quotation marks</text:p>
          </table:table-cell>
          <table:table-cell office:value-type="string" table:style-name="ce6">
            <text:p>Condition on which the element is (not) included; Empty when the element is always included</text:p>
          </table:table-cell>
          <table:table-cell office:value-type="string" table:style-name="ce6">
            <text:p>Description of any value processing; Empty when the value of the source element and the destination element are equal</text:p>
          </table:table-cell>
          <table:table-cell table:style-name="ce10"/>
          <table:table-cell table:number-columns-repeated="2" table:style-name="ce5"/>
          <table:table-cell table:number-columns-repeated="16373"/>
        </table:table-row>
        <table:table-row table:style-name="ro2">
          <table:table-cell office:value-type="string" table:style-name="ce48">
            <text:p>/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zgwBetrokkeneIdentificatie</text:p>
          </table:table-cell>
          <table:table-cell table:number-columns-repeated="3" table:style-name="ce16"/>
          <table:table-cell table:number-columns-repeated="2"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48">
            <text:p>inpBsn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string</text:p>
          </table:table-cell>
          <table:table-cell office:value-type="string" table:style-name="ce16">
            <text:p>natuurlijkPersoon/bsn</text:p>
          </table:table-cell>
          <table:table-cell office:value-type="string" table:style-name="ce16">
            <text:p>inp.bsn</text:p>
          </table:table-cell>
          <table:table-cell office:value-type="string" table:style-name="ce16">
            <text:p>if natuurlijk_persoon</text:p>
          </table:table-cell>
          <table:table-cell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49">
            <text:p>anpIdentificatie</text:p>
          </table:table-cell>
          <table:table-cell office:value-type="float" office:value="0" table:style-name="ce46">
            <text:p>0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tring</text:p>
          </table:table-cell>
          <table:table-cell table:number-columns-repeated="4" table:style-name="ce45"/>
          <table:table-cell office:value-type="string" table:style-name="ce47">
            <text:p>Not in ZDS</text:p>
          </table:table-cell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49">
            <text:p>inpA_nummer</text:p>
          </table:table-cell>
          <table:table-cell office:value-type="float" office:value="0" table:style-name="ce46">
            <text:p>0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tring</text:p>
          </table:table-cell>
          <table:table-cell table:number-columns-repeated="4" table:style-name="ce45"/>
          <table:table-cell office:value-type="string" table:style-name="ce47">
            <text:p>Not in ZDS</text:p>
          </table:table-cell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48">
            <text:p>geslachtsnaam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string</text:p>
          </table:table-cell>
          <table:table-cell office:value-type="string" table:style-name="ce16">
            <text:p>natuurlijkPersoon/geslachtsnaam</text:p>
          </table:table-cell>
          <table:table-cell office:value-type="string" table:style-name="ce16">
            <text:p>geslachtsnaam</text:p>
          </table:table-cell>
          <table:table-cell office:value-type="string" table:style-name="ce16">
            <text:p>if natuurlijk_persoon</text:p>
          </table:table-cell>
          <table:table-cell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48">
            <text:p>achternaam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string</text:p>
          </table:table-cell>
          <table:table-cell office:value-type="string" table:style-name="ce16">
            <text:p>medewerker/achternaam</text:p>
          </table:table-cell>
          <table:table-cell office:value-type="string" table:style-name="ce16">
            <text:p>achternaam</text:p>
          </table:table-cell>
          <table:table-cell office:value-type="string" table:style-name="ce16">
            <text:p>if medewerker</text:p>
          </table:table-cell>
          <table:table-cell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48">
            <text:p>voorvoegselGeslachtsnaam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string</text:p>
          </table:table-cell>
          <table:table-cell office:value-type="string" table:style-name="ce16">
            <text:p>natuurlijkPersoon/voorvoegselGeslachtsnaam</text:p>
          </table:table-cell>
          <table:table-cell office:value-type="string" table:style-name="ce16">
            <text:p>voorvoegselGeslachtsnaam</text:p>
          </table:table-cell>
          <table:table-cell office:value-type="string" table:style-name="ce16">
            <text:p>if natuurlijk_persoon</text:p>
          </table:table-cell>
          <table:table-cell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48">
            <text:p>voorletters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string</text:p>
          </table:table-cell>
          <table:table-cell office:value-type="string" table:style-name="ce16">
            <text:p>medewerker/voorletters || natuurlijkPersoon.voorletters</text:p>
          </table:table-cell>
          <table:table-cell office:value-type="string" table:style-name="ce16">
            <text:p>voorletters</text:p>
          </table:table-cell>
          <table:table-cell office:value-type="string" table:style-name="ce16">
            <text:p>if medewerker || if natuurlijk_persoon</text:p>
          </table:table-cell>
          <table:table-cell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48">
            <text:p>voornamen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string</text:p>
          </table:table-cell>
          <table:table-cell office:value-type="string" table:style-name="ce16">
            <text:p>natuurlijkPersoon/voornamen</text:p>
          </table:table-cell>
          <table:table-cell office:value-type="string" table:style-name="ce16">
            <text:p>voornamen</text:p>
          </table:table-cell>
          <table:table-cell office:value-type="string" table:style-name="ce16">
            <text:p>if natuurlijk_persoon</text:p>
          </table:table-cell>
          <table:table-cell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48">
            <text:p>geslachtsaanduiding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string</text:p>
          </table:table-cell>
          <table:table-cell office:value-type="string" table:style-name="ce16">
            <text:p>natuurlijkPersoon/geslachtsaanduiding</text:p>
          </table:table-cell>
          <table:table-cell office:value-type="string" table:style-name="ce16">
            <text:p>geslachtsaanduiding</text:p>
          </table:table-cell>
          <table:table-cell office:value-type="string" table:style-name="ce16">
            <text:p>if natuurlijk_persoon</text:p>
          </table:table-cell>
          <table:table-cell office:value-type="string" table:style-name="ce11">
            <text:p>to_lowercase</text:p>
          </table:table-cell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48">
            <text:p>geboortedatum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string</text:p>
          </table:table-cell>
          <table:table-cell office:value-type="string" table:style-name="ce16">
            <text:p>natuurlijkPersoon/geboortedatum</text:p>
          </table:table-cell>
          <table:table-cell office:value-type="string" table:style-name="ce16">
            <text:p>geboortedatum</text:p>
          </table:table-cell>
          <table:table-cell office:value-type="string" table:style-name="ce16">
            <text:p>if natuurlijk_persoon</text:p>
          </table:table-cell>
          <table:table-cell office:value-type="string" table:style-name="ce11">
            <text:p>convertZdsDateToZgwDate</text:p>
          </table:table-cell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50">
            <text:p>verblijfsadres(1)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zgwAdres</text:p>
          </table:table-cell>
          <table:table-cell office:value-type="string" table:style-name="ce16">
            <text:p>natuurlijkPersoon/verblijfsadres</text:p>
          </table:table-cell>
          <table:table-cell office:value-type="string" table:style-name="ce16">
            <text:p>verblijfsadres</text:p>
          </table:table-cell>
          <table:table-cell office:value-type="string" table:style-name="ce16">
            <text:p>if natuurlijk_persoon</text:p>
          </table:table-cell>
          <table:table-cell office:value-type="string" table:style-name="ce16">
            <text:p>zdsAdres to zgwAdres</text:p>
          </table:table-cell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48">
            <text:p>aoaIdentificatie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string</text:p>
          </table:table-cell>
          <table:table-cell table:number-columns-repeated="4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48">
            <text:p>wplWoonplaatsNaam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string</text:p>
          </table:table-cell>
          <table:table-cell table:number-columns-repeated="4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48">
            <text:p>gorOpenbareRuimteNaam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string</text:p>
          </table:table-cell>
          <table:table-cell table:number-columns-repeated="4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48">
            <text:p>aoaPostcode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string</text:p>
          </table:table-cell>
          <table:table-cell table:number-columns-repeated="5" table:style-name="ce16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48">
            <text:p>aoaHuisnummer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string</text:p>
          </table:table-cell>
          <table:table-cell table:number-columns-repeated="4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16">
            <text:p>aoaHuisletter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string</text:p>
          </table:table-cell>
          <table:table-cell table:number-columns-repeated="5" table:style-name="ce16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48">
            <text:p>aoaHuisnummertoevoeging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string</text:p>
          </table:table-cell>
          <table:table-cell table:number-columns-repeated="4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52">
            <text:p>inpLocatiebeschrijving (end)</text:p>
          </table:table-cell>
          <table:table-cell office:value-type="float" office:value="1" table:style-name="ce51">
            <text:p>1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string</text:p>
          </table:table-cell>
          <table:table-cell table:number-columns-repeated="2" table:style-name="ce16"/>
          <table:table-cell table:style-name="ce53"/>
          <table:table-cell table:style-name="ce53"/>
          <table:table-cell table:style-name="ce53"/>
          <table:table-cell table:style-name="ce54"/>
          <table:table-cell table:style-name="ce54"/>
          <table:table-cell table:number-columns-repeated="16373"/>
        </table:table-row>
        <table:table-row table:style-name="ro2">
          <table:table-cell office:value-type="string" table:style-name="ce73">
            <text:p>verblijfsadres(1)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zgwVerblijfsAdres</text:p>
          </table:table-cell>
          <table:table-cell office:value-type="string" table:style-name="ce16">
            <text:p>vestiging/verblijfsadres</text:p>
          </table:table-cell>
          <table:table-cell office:value-type="string" table:style-name="ce16">
            <text:p>verblijfsadres</text:p>
          </table:table-cell>
          <table:table-cell office:value-type="string" table:style-name="ce16">
            <text:p>if vestiging</text:p>
          </table:table-cell>
          <table:table-cell office:value-type="string" table:style-name="ce16">
            <text:p>zdsVerblijfsadres to zgwVerblijfAdres</text:p>
          </table:table-cell>
          <table:table-cell table:style-name="ce11"/>
          <table:table-cell table:style-name="ce54"/>
          <table:table-cell table:style-name="ce54"/>
          <table:table-cell table:number-columns-repeated="16373"/>
        </table:table-row>
        <table:table-row table:style-name="ro2">
          <table:table-cell office:value-type="string" table:style-name="ce74">
            <text:p>aoaIdentificatie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string</text:p>
          </table:table-cell>
          <table:table-cell table:number-columns-repeated="4" table:style-name="ce16"/>
          <table:table-cell table:style-name="ce11"/>
          <table:table-cell table:style-name="ce54"/>
          <table:table-cell table:style-name="ce54"/>
          <table:table-cell table:number-columns-repeated="16373"/>
        </table:table-row>
        <table:table-row table:style-name="ro2">
          <table:table-cell office:value-type="string" table:style-name="ce74">
            <text:p>wplWoonplaatsNaam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string</text:p>
          </table:table-cell>
          <table:table-cell table:number-columns-repeated="4" table:style-name="ce16"/>
          <table:table-cell table:style-name="ce11"/>
          <table:table-cell table:style-name="ce54"/>
          <table:table-cell table:style-name="ce54"/>
          <table:table-cell table:number-columns-repeated="16373"/>
        </table:table-row>
        <table:table-row table:style-name="ro2">
          <table:table-cell office:value-type="string" table:style-name="ce74">
            <text:p>gorOpenbareRuimteNaam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string</text:p>
          </table:table-cell>
          <table:table-cell table:number-columns-repeated="4" table:style-name="ce16"/>
          <table:table-cell table:style-name="ce11"/>
          <table:table-cell table:style-name="ce54"/>
          <table:table-cell table:style-name="ce54"/>
          <table:table-cell table:number-columns-repeated="16373"/>
        </table:table-row>
        <table:table-row table:style-name="ro2">
          <table:table-cell office:value-type="string" table:style-name="ce74">
            <text:p>aoaPostcode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string</text:p>
          </table:table-cell>
          <table:table-cell table:number-columns-repeated="5" table:style-name="ce16"/>
          <table:table-cell table:style-name="ce54"/>
          <table:table-cell table:style-name="ce54"/>
          <table:table-cell table:number-columns-repeated="16373"/>
        </table:table-row>
        <table:table-row table:style-name="ro2">
          <table:table-cell office:value-type="string" table:style-name="ce74">
            <text:p>aoaHuisnummer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string</text:p>
          </table:table-cell>
          <table:table-cell table:number-columns-repeated="4" table:style-name="ce16"/>
          <table:table-cell table:style-name="ce11"/>
          <table:table-cell table:style-name="ce54"/>
          <table:table-cell table:style-name="ce54"/>
          <table:table-cell table:number-columns-repeated="16373"/>
        </table:table-row>
        <table:table-row table:style-name="ro2">
          <table:table-cell office:value-type="string" table:style-name="ce16">
            <text:p>aoaHuisletter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string</text:p>
          </table:table-cell>
          <table:table-cell table:number-columns-repeated="5" table:style-name="ce16"/>
          <table:table-cell table:style-name="ce54"/>
          <table:table-cell table:style-name="ce54"/>
          <table:table-cell table:number-columns-repeated="16373"/>
        </table:table-row>
        <table:table-row table:style-name="ro2">
          <table:table-cell office:value-type="string" table:style-name="ce74">
            <text:p>aoaHuisnummertoevoeging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string</text:p>
          </table:table-cell>
          <table:table-cell table:number-columns-repeated="4" table:style-name="ce16"/>
          <table:table-cell table:style-name="ce11"/>
          <table:table-cell table:style-name="ce54"/>
          <table:table-cell table:style-name="ce54"/>
          <table:table-cell table:number-columns-repeated="16373"/>
        </table:table-row>
        <table:table-row table:style-name="ro2">
          <table:table-cell office:value-type="string" table:style-name="ce76">
            <text:p>inpLocatiebeschrijving (end)</text:p>
          </table:table-cell>
          <table:table-cell office:value-type="float" office:value="1" table:style-name="ce75">
            <text:p>1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string</text:p>
          </table:table-cell>
          <table:table-cell table:number-columns-repeated="2" table:style-name="ce16"/>
          <table:table-cell table:style-name="ce55"/>
          <table:table-cell table:style-name="ce55"/>
          <table:table-cell table:style-name="ce55"/>
          <table:table-cell table:style-name="ce54"/>
          <table:table-cell table:style-name="ce54"/>
          <table:table-cell table:number-columns-repeated="16373"/>
        </table:table-row>
        <table:table-row table:style-name="ro2">
          <table:table-cell office:value-type="string" table:style-name="ce59">
            <text:p>isGehuisvestIn</text:p>
          </table:table-cell>
          <table:table-cell office:value-type="float" office:value="0" table:style-name="ce61">
            <text:p>0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tring</text:p>
          </table:table-cell>
          <table:table-cell table:number-columns-repeated="2" table:style-name="ce45"/>
          <table:table-cell table:style-name="ce56"/>
          <table:table-cell table:style-name="ce56"/>
          <table:table-cell office:value-type="string" table:style-name="ce57">
            <text:p>Not in ZDS</text:p>
          </table:table-cell>
          <table:table-cell table:style-name="ce54"/>
          <table:table-cell table:style-name="ce54"/>
          <table:table-cell table:number-columns-repeated="16373"/>
        </table:table-row>
        <table:table-row table:style-name="ro2">
          <table:table-cell office:value-type="string" table:style-name="ce60">
            <text:p>naam</text:p>
          </table:table-cell>
          <table:table-cell office:value-type="float" office:value="0" table:style-name="ce62">
            <text:p>0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string</text:p>
          </table:table-cell>
          <table:table-cell office:value-type="string" table:style-name="ce16">
            <text:p>organisatorischeEenheid.naam</text:p>
          </table:table-cell>
          <table:table-cell office:value-type="string" table:style-name="ce16">
            <text:p>naam</text:p>
          </table:table-cell>
          <table:table-cell office:value-type="string" table:style-name="ce16">
            <text:p>if organisatorische_eenheid</text:p>
          </table:table-cell>
          <table:table-cell table:number-columns-repeated="2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office:value-type="string" table:style-name="ce48">
            <text:p>innNnpId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string</text:p>
          </table:table-cell>
          <table:table-cell office:value-type="string" table:style-name="ce16">
            <text:p>nietNatuurlijkPersoon/inn.nnpId</text:p>
          </table:table-cell>
          <table:table-cell office:value-type="string" table:style-name="ce16">
            <text:p>inn.nnpId</text:p>
          </table:table-cell>
          <table:table-cell office:value-type="string" table:style-name="ce16">
            <text:p>if niet_natuurlijk_persoon</text:p>
          </table:table-cell>
          <table:table-cell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58">
            <text:p>annIdentificatie</text:p>
          </table:table-cell>
          <table:table-cell office:value-type="float" office:value="0" table:style-name="ce15">
            <text:p>0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string</text:p>
          </table:table-cell>
          <table:table-cell table:number-columns-repeated="2" table:style-name="ce16"/>
          <table:table-cell table:number-columns-repeated="2" table:style-name="ce20"/>
          <table:table-cell table:style-name="ce22"/>
          <table:table-cell table:number-columns-repeated="2" table:style-name="ce23"/>
          <table:table-cell table:number-columns-repeated="16373"/>
        </table:table-row>
        <table:table-row table:style-name="ro2">
          <table:table-cell office:value-type="string" table:style-name="ce58">
            <text:p>statutaireNaam</text:p>
          </table:table-cell>
          <table:table-cell office:value-type="float" office:value="0" table:style-name="ce15">
            <text:p>0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string</text:p>
          </table:table-cell>
          <table:table-cell office:value-type="string" table:style-name="ce16">
            <text:p>nietNatuurlijkPersoon/statutaireNaam</text:p>
          </table:table-cell>
          <table:table-cell office:value-type="string" table:style-name="ce16">
            <text:p>statutaireNaam</text:p>
          </table:table-cell>
          <table:table-cell office:value-type="string" table:style-name="ce20">
            <text:p>if niet_natuurlijk_persoon</text:p>
          </table:table-cell>
          <table:table-cell table:style-name="ce20"/>
          <table:table-cell table:style-name="ce22"/>
          <table:table-cell table:number-columns-repeated="2" table:style-name="ce23"/>
          <table:table-cell table:number-columns-repeated="16373"/>
        </table:table-row>
        <table:table-row table:style-name="ro2">
          <table:table-cell office:value-type="string" table:style-name="ce48">
            <text:p>innRechtsvorm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string</text:p>
          </table:table-cell>
          <table:table-cell office:value-type="string" table:style-name="ce16">
            <text:p>nietNatuurlijkPersoon/inn.rechtsvorm</text:p>
          </table:table-cell>
          <table:table-cell office:value-type="string" table:style-name="ce16">
            <text:p>inn.rechtsvorm</text:p>
          </table:table-cell>
          <table:table-cell office:value-type="string" table:style-name="ce16">
            <text:p>if niet_natuurlijk_persoon</text:p>
          </table:table-cell>
          <table:table-cell table:number-columns-repeated="2" table:style-name="ce16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48">
            <text:p>bezoekadres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string</text:p>
          </table:table-cell>
          <table:table-cell office:value-type="string" table:style-name="ce16">
            <text:p>nietNatuurlijkPersoon/bezoekadres</text:p>
          </table:table-cell>
          <table:table-cell office:value-type="string" table:style-name="ce16">
            <text:p>bezoekadres</text:p>
          </table:table-cell>
          <table:table-cell office:value-type="string" table:style-name="ce16">
            <text:p>if niet_natuurlijk_persoon</text:p>
          </table:table-cell>
          <table:table-cell table:style-name="ce24"/>
          <table:table-cell office:value-type="string" table:style-name="ce11">
            <text:p>According to API this should be a string. Why? OZB models it as zdsAdres?</text:p>
          </table:table-cell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50">
            <text:p>subVerblijfBuitenland(1)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zgwAdresBuitenland</text:p>
          </table:table-cell>
          <table:table-cell table:number-columns-repeated="4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48">
            <text:p>lndLandcode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string</text:p>
          </table:table-cell>
          <table:table-cell table:number-columns-repeated="4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48">
            <text:p>lndLandnaam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string</text:p>
          </table:table-cell>
          <table:table-cell table:number-columns-repeated="5" table:style-name="ce16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48">
            <text:p>subAdresBuitenland_1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string</text:p>
          </table:table-cell>
          <table:table-cell table:number-columns-repeated="4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48">
            <text:p>subAdresBuitenland_2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string</text:p>
          </table:table-cell>
          <table:table-cell table:number-columns-repeated="5" table:style-name="ce16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50">
            <text:p>subAdresBuitenland_3 (end)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string</text:p>
          </table:table-cell>
          <table:table-cell table:number-columns-repeated="4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48">
            <text:p>vestigingsNummer</text:p>
          </table:table-cell>
          <table:table-cell office:value-type="float" office:value="0" table:style-name="ce15">
            <text:p>0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string</text:p>
          </table:table-cell>
          <table:table-cell office:value-type="string" table:style-name="ce16">
            <text:p>vestiging/vestigingsNummer</text:p>
          </table:table-cell>
          <table:table-cell office:value-type="string" table:style-name="ce16">
            <text:p>vestigingNummer</text:p>
          </table:table-cell>
          <table:table-cell office:value-type="string" table:style-name="ce16">
            <text:p>if vestiging</text:p>
          </table:table-cell>
          <table:table-cell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48">
            <text:p>handelsnaam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string</text:p>
          </table:table-cell>
          <table:table-cell office:value-type="string" table:style-name="ce16">
            <text:p>vestiging/handelsnaam</text:p>
          </table:table-cell>
          <table:table-cell office:value-type="string" table:style-name="ce16">
            <text:p>handelsnaam</text:p>
          </table:table-cell>
          <table:table-cell office:value-type="string" table:style-name="ce16">
            <text:p>if vestiging</text:p>
          </table:table-cell>
          <table:table-cell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48">
            <text:p>identificatie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string</text:p>
          </table:table-cell>
          <table:table-cell office:value-type="string" table:style-name="ce16">
            <text:p>medewerker/identificatie || organisatorischeEenheid.identificatie</text:p>
          </table:table-cell>
          <table:table-cell office:value-type="string" table:style-name="ce16">
            <text:p>identificatie</text:p>
          </table:table-cell>
          <table:table-cell office:value-type="string" table:style-name="ce16">
            <text:p>if medewerker || if organisatorische_eenheid</text:p>
          </table:table-cell>
          <table:table-cell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49">
            <text:p>voorvoegselAchternaam</text:p>
          </table:table-cell>
          <table:table-cell office:value-type="float" office:value="0" table:style-name="ce46">
            <text:p>0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tring</text:p>
          </table:table-cell>
          <table:table-cell table:number-columns-repeated="4" table:style-name="ce45"/>
          <table:table-cell office:value-type="string" table:style-name="ce47">
            <text:p>Not in ZDS</text:p>
          </table:table-cell>
          <table:table-cell table:number-columns-repeated="2" table:style-name="ce14"/>
          <table:table-cell table:number-columns-repeated="16373"/>
        </table:table-row>
        <table:table-row table:number-rows-repeated="2" table:style-name="ro2">
          <table:table-cell table:style-name="ce48"/>
          <table:table-cell office:value-type="float" office:value="0" table:style-name="ce64">
            <text:p>0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string</text:p>
          </table:table-cell>
          <table:table-cell table:number-columns-repeated="4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53"/>
          <table:table-cell office:value-type="float" office:value="0" table:style-name="ce64">
            <text:p>0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string</text:p>
          </table:table-cell>
          <table:table-cell table:number-columns-repeated="4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53"/>
          <table:table-cell office:value-type="float" office:value="0" table:style-name="ce13">
            <text:p>0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string</text:p>
          </table:table-cell>
          <table:table-cell table:number-columns-repeated="4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office:value-type="float" office:value="0" table:style-name="ce15">
            <text:p>0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string</text:p>
          </table:table-cell>
          <table:table-cell table:number-columns-repeated="4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16"/>
          <table:table-cell office:value-type="float" office:value="0" table:style-name="ce15">
            <text:p>0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string</text:p>
          </table:table-cell>
          <table:table-cell table:number-columns-repeated="4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office:value-type="float" office:value="0" table:style-name="ce13">
            <text:p>0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string</text:p>
          </table:table-cell>
          <table:table-cell table:number-columns-repeated="4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63"/>
          <table:table-cell office:value-type="float" office:value="0" table:style-name="ce13">
            <text:p>0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string</text:p>
          </table:table-cell>
          <table:table-cell table:number-columns-repeated="5" table:style-name="ce16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25"/>
          <table:table-cell office:value-type="float" office:value="0" table:style-name="ce13">
            <text:p>0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string</text:p>
          </table:table-cell>
          <table:table-cell table:number-columns-repeated="5" table:style-name="ce16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25"/>
          <table:table-cell office:value-type="float" office:value="0" table:style-name="ce65">
            <text:p>0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string</text:p>
          </table:table-cell>
          <table:table-cell table:number-columns-repeated="5" table:style-name="ce16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16"/>
          <table:table-cell office:value-type="float" office:value="0" table:style-name="ce65">
            <text:p>0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string</text:p>
          </table:table-cell>
          <table:table-cell table:number-columns-repeated="4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16"/>
          <table:table-cell office:value-type="float" office:value="0" table:style-name="ce65">
            <text:p>0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string</text:p>
          </table:table-cell>
          <table:table-cell table:number-columns-repeated="5" table:style-name="ce16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16"/>
          <table:table-cell office:value-type="float" office:value="0" table:style-name="ce13">
            <text:p>0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string</text:p>
          </table:table-cell>
          <table:table-cell table:number-columns-repeated="5" table:style-name="ce16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16"/>
          <table:table-cell office:value-type="float" office:value="0" table:style-name="ce15">
            <text:p>0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string</text:p>
          </table:table-cell>
          <table:table-cell table:number-columns-repeated="5" table:style-name="ce16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16"/>
          <table:table-cell office:value-type="float" office:value="0" table:style-name="ce15">
            <text:p>0</text:p>
          </table:table-cell>
          <table:table-cell office:value-type="string" table:style-name="ce13">
            <text:p>O</text:p>
          </table:table-cell>
          <table:table-cell table:style-name="ce13"/>
          <table:table-cell table:number-columns-repeated="5" table:style-name="ce16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16"/>
          <table:table-cell office:value-type="float" office:value="0" table:style-name="ce13">
            <text:p>0</text:p>
          </table:table-cell>
          <table:table-cell office:value-type="string" table:style-name="ce13">
            <text:p>O</text:p>
          </table:table-cell>
          <table:table-cell table:style-name="ce13"/>
          <table:table-cell table:number-columns-repeated="5" table:style-name="ce16"/>
          <table:table-cell table:number-columns-repeated="2" table:style-name="ce14"/>
          <table:table-cell table:number-columns-repeated="16373"/>
        </table:table-row>
        <table:table-row table:number-rows-repeated="2" table:style-name="ro2">
          <table:table-cell table:style-name="ce16"/>
          <table:table-cell office:value-type="float" office:value="0" table:style-name="ce13">
            <text:p>0</text:p>
          </table:table-cell>
          <table:table-cell table:number-columns-repeated="2" table:style-name="ce13"/>
          <table:table-cell table:number-columns-repeated="5" table:style-name="ce16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16"/>
          <table:table-cell table:number-columns-repeated="3" table:style-name="ce13"/>
          <table:table-cell table:number-columns-repeated="5" table:style-name="ce16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16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number-rows-repeated="2"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4" table:style-name="ce16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4" table:style-name="ce16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4" table:style-name="ce16"/>
          <table:table-cell table:style-name="ce14"/>
          <table:table-cell table:style-name="ce18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style-name="ce14"/>
          <table:table-cell table:style-name="ce18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4" table:style-name="ce16"/>
          <table:table-cell table:style-name="ce18"/>
          <table:table-cell table:style-name="ce14"/>
          <table:table-cell table:number-columns-repeated="16373"/>
        </table:table-row>
        <table:table-row table:number-rows-repeated="3" table:style-name="ro2">
          <table:table-cell table:style-name="ce50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style-name="ce26"/>
          <table:table-cell table:number-columns-repeated="2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number-rows-repeated="2"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style-name="ce26"/>
          <table:table-cell table:number-columns-repeated="3" table:style-name="ce16"/>
          <table:table-cell table:number-columns-repeated="2" table:style-name="ce14"/>
          <table:table-cell table:number-columns-repeated="16373"/>
        </table:table-row>
        <table:table-row table:number-rows-repeated="2" table:style-name="ro2">
          <table:table-cell table:style-name="ce50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58"/>
          <table:table-cell table:style-name="ce27"/>
          <table:table-cell table:number-columns-repeated="2" table:style-name="ce15"/>
          <table:table-cell table:style-name="ce21"/>
          <table:table-cell table:style-name="ce28"/>
          <table:table-cell table:number-columns-repeated="2" table:style-name="ce20"/>
          <table:table-cell table:style-name="ce22"/>
          <table:table-cell table:number-columns-repeated="2" table:style-name="ce23"/>
          <table:table-cell table:number-columns-repeated="16373"/>
        </table:table-row>
        <table:table-row table:number-rows-repeated="10" table:style-name="ro2">
          <table:table-cell table:style-name="ce48"/>
          <table:table-cell table:number-columns-repeated="3" table:style-name="ce13"/>
          <table:table-cell table:style-name="ce17"/>
          <table:table-cell table:style-name="ce26"/>
          <table:table-cell table:number-columns-repeated="2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style-name="ce19"/>
          <table:table-cell table:number-columns-repeated="2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66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30"/>
          <table:table-cell table:number-columns-repeated="4" table:style-name="ce13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31"/>
          <table:table-cell table:number-columns-repeated="3" table:style-name="ce13"/>
          <table:table-cell table:style-name="ce16"/>
          <table:table-cell table:style-name="ce19"/>
          <table:table-cell table:style-name="ce16"/>
          <table:table-cell table:style-name="ce24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31"/>
          <table:table-cell table:number-columns-repeated="3" table:style-name="ce13"/>
          <table:table-cell table:style-name="ce16"/>
          <table:table-cell table:style-name="ce19"/>
          <table:table-cell table:number-columns-repeated="3" table:style-name="ce16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31"/>
          <table:table-cell table:number-columns-repeated="3" table:style-name="ce13"/>
          <table:table-cell table:style-name="ce16"/>
          <table:table-cell table:style-name="ce19"/>
          <table:table-cell table:number-columns-repeated="2" table:style-name="ce16"/>
          <table:table-cell table:style-name="ce11"/>
          <table:table-cell table:style-name="ce14"/>
          <table:table-cell table:style-name="ce18"/>
          <table:table-cell table:number-columns-repeated="16373"/>
        </table:table-row>
        <table:table-row table:style-name="ro2">
          <table:table-cell table:style-name="ce31"/>
          <table:table-cell table:number-columns-repeated="3" table:style-name="ce13"/>
          <table:table-cell table:style-name="ce16"/>
          <table:table-cell table:style-name="ce19"/>
          <table:table-cell table:number-columns-repeated="3" table:style-name="ce16"/>
          <table:table-cell table:style-name="ce14"/>
          <table:table-cell table:style-name="ce18"/>
          <table:table-cell table:number-columns-repeated="16373"/>
        </table:table-row>
        <table:table-row table:style-name="ro2">
          <table:table-cell table:style-name="ce31"/>
          <table:table-cell table:number-columns-repeated="3" table:style-name="ce13"/>
          <table:table-cell table:style-name="ce16"/>
          <table:table-cell table:style-name="ce26"/>
          <table:table-cell table:style-name="ce16"/>
          <table:table-cell table:style-name="ce24"/>
          <table:table-cell table:style-name="ce11"/>
          <table:table-cell table:style-name="ce14"/>
          <table:table-cell table:style-name="ce18"/>
          <table:table-cell table:number-columns-repeated="16373"/>
        </table:table-row>
        <table:table-row table:style-name="ro2">
          <table:table-cell table:style-name="ce31"/>
          <table:table-cell table:number-columns-repeated="3" table:style-name="ce13"/>
          <table:table-cell table:style-name="ce16"/>
          <table:table-cell table:style-name="ce26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1"/>
          <table:table-cell table:number-columns-repeated="3" table:style-name="ce13"/>
          <table:table-cell table:style-name="ce16"/>
          <table:table-cell table:style-name="ce26"/>
          <table:table-cell table:style-name="ce16"/>
          <table:table-cell table:style-name="ce24"/>
          <table:table-cell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1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1"/>
          <table:table-cell table:number-columns-repeated="3" table:style-name="ce13"/>
          <table:table-cell table:number-columns-repeated="3" table:style-name="ce16"/>
          <table:table-cell table:style-name="ce24"/>
          <table:table-cell table:style-name="ce16"/>
          <table:table-cell table:number-columns-repeated="2" table:style-name="ce18"/>
          <table:table-cell table:number-columns-repeated="16373"/>
        </table:table-row>
        <table:table-row table:number-rows-repeated="3" table:style-name="ro2">
          <table:table-cell table:style-name="ce31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number-rows-repeated="4" table:style-name="ro2">
          <table:table-cell table:style-name="ce31"/>
          <table:table-cell table:number-columns-repeated="3" table:style-name="ce13"/>
          <table:table-cell table:style-name="ce16"/>
          <table:table-cell table:style-name="ce19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0"/>
          <table:table-cell table:number-columns-repeated="3" table:style-name="ce13"/>
          <table:table-cell table:style-name="ce16"/>
          <table:table-cell table:style-name="ce19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number-rows-repeated="6" table:style-name="ro2">
          <table:table-cell table:style-name="ce31"/>
          <table:table-cell table:number-columns-repeated="3" table:style-name="ce13"/>
          <table:table-cell table:style-name="ce20"/>
          <table:table-cell table:style-name="ce19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0"/>
          <table:table-cell table:number-columns-repeated="3" table:style-name="ce13"/>
          <table:table-cell table:style-name="ce20"/>
          <table:table-cell table:style-name="ce19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number-rows-repeated="14" table:style-name="ro2">
          <table:table-cell table:style-name="ce31"/>
          <table:table-cell table:number-columns-repeated="2" table:style-name="ce13"/>
          <table:table-cell table:style-name="ce31"/>
          <table:table-cell table:style-name="ce32"/>
          <table:table-cell table:number-columns-repeated="6" table:style-name="ce31"/>
          <table:table-cell table:number-columns-repeated="16373"/>
        </table:table-row>
        <table:table-row table:number-rows-repeated="2" table:style-name="ro2">
          <table:table-cell table:style-name="ce29"/>
          <table:table-cell table:number-columns-repeated="3" table:style-name="ce13"/>
          <table:table-cell table:style-name="ce16"/>
          <table:table-cell table:style-name="ce19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29"/>
          <table:table-cell table:number-columns-repeated="4" table:style-name="ce13"/>
          <table:table-cell table:number-columns-repeated="4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0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1"/>
          <table:table-cell table:number-columns-repeated="3" table:style-name="ce13"/>
          <table:table-cell table:style-name="ce16"/>
          <table:table-cell table:style-name="ce26"/>
          <table:table-cell table:style-name="ce16"/>
          <table:table-cell table:style-name="ce24"/>
          <table:table-cell table:style-name="ce16"/>
          <table:table-cell table:number-columns-repeated="2" table:style-name="ce18"/>
          <table:table-cell table:number-columns-repeated="16373"/>
        </table:table-row>
        <table:table-row table:number-rows-repeated="3" table:style-name="ro2">
          <table:table-cell table:style-name="ce31"/>
          <table:table-cell table:number-columns-repeated="3" table:style-name="ce13"/>
          <table:table-cell table:style-name="ce16"/>
          <table:table-cell table:style-name="ce26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0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3"/>
          <table:table-cell table:number-columns-repeated="3" table:style-name="ce34"/>
          <table:table-cell table:number-columns-repeated="5" table:style-name="ce35"/>
          <table:table-cell table:number-columns-repeated="2" table:style-name="ce36"/>
          <table:table-cell table:number-columns-repeated="16373"/>
        </table:table-row>
        <table:table-row table:style-name="ro2">
          <table:table-cell table:style-name="ce31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24"/>
          <table:table-cell table:number-columns-repeated="3" table:style-name="ce13"/>
          <table:table-cell table:style-name="ce16"/>
          <table:table-cell table:style-name="ce26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number-rows-repeated="2" table:style-name="ro2">
          <table:table-cell table:style-name="ce31"/>
          <table:table-cell table:number-columns-repeated="3" table:style-name="ce13"/>
          <table:table-cell table:style-name="ce16"/>
          <table:table-cell table:style-name="ce26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1"/>
          <table:table-cell table:number-columns-repeated="3" table:style-name="ce13"/>
          <table:table-cell table:style-name="ce16"/>
          <table:table-cell table:style-name="ce70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number-rows-repeated="4" table:style-name="ro2">
          <table:table-cell table:style-name="ce24"/>
          <table:table-cell table:number-columns-repeated="3" table:style-name="ce13"/>
          <table:table-cell table:style-name="ce16"/>
          <table:table-cell table:style-name="ce70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7"/>
          <table:table-cell table:number-columns-repeated="3" table:style-name="ce34"/>
          <table:table-cell table:number-columns-repeated="5" table:style-name="ce35"/>
          <table:table-cell table:number-columns-repeated="2" table:style-name="ce36"/>
          <table:table-cell table:number-columns-repeated="16373"/>
        </table:table-row>
        <table:table-row table:number-rows-repeated="2" table:style-name="ro2">
          <table:table-cell table:style-name="ce29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0"/>
          <table:table-cell table:number-columns-repeated="2" table:style-name="ce13"/>
          <table:table-cell table:number-columns-repeated="6" table:style-name="ce16"/>
          <table:table-cell table:number-columns-repeated="2" table:style-name="ce18"/>
          <table:table-cell table:number-columns-repeated="16373"/>
        </table:table-row>
        <table:table-row table:number-rows-repeated="2" table:style-name="ro2">
          <table:table-cell table:style-name="ce31"/>
          <table:table-cell table:number-columns-repeated="2" table:style-name="ce13"/>
          <table:table-cell table:number-columns-repeated="4" table:style-name="ce16"/>
          <table:table-cell table:style-name="ce18"/>
          <table:table-cell table:style-name="ce38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29"/>
          <table:table-cell table:number-columns-repeated="2" table:style-name="ce13"/>
          <table:table-cell table:number-columns-repeated="5" table:style-name="ce16"/>
          <table:table-cell table:style-name="ce38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0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number-rows-repeated="2" table:style-name="ro2">
          <table:table-cell table:style-name="ce31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number-rows-repeated="3" table:style-name="ro2">
          <table:table-cell table:style-name="ce31"/>
          <table:table-cell table:number-columns-repeated="3" table:style-name="ce13"/>
          <table:table-cell table:style-name="ce16"/>
          <table:table-cell table:style-name="ce26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number-rows-repeated="2" table:style-name="ro2">
          <table:table-cell table:style-name="ce31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number-rows-repeated="2" table:style-name="ro2">
          <table:table-cell table:style-name="ce31"/>
          <table:table-cell table:number-columns-repeated="3" table:style-name="ce13"/>
          <table:table-cell table:style-name="ce16"/>
          <table:table-cell table:style-name="ce26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1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number-rows-repeated="2" table:style-name="ro2">
          <table:table-cell table:style-name="ce31"/>
          <table:table-cell table:number-columns-repeated="3" table:style-name="ce13"/>
          <table:table-cell table:style-name="ce16"/>
          <table:table-cell table:style-name="ce26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number-rows-repeated="5" table:style-name="ro2">
          <table:table-cell table:style-name="ce31"/>
          <table:table-cell table:number-columns-repeated="3" table:style-name="ce13"/>
          <table:table-cell table:style-name="ce16"/>
          <table:table-cell table:style-name="ce19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number-rows-repeated="5" table:style-name="ro2">
          <table:table-cell table:style-name="ce31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number-rows-repeated="2" table:style-name="ro2">
          <table:table-cell table:style-name="ce26"/>
          <table:table-cell table:number-columns-repeated="2" table:style-name="ce39"/>
          <table:table-cell table:style-name="ce26"/>
          <table:table-cell table:style-name="ce16"/>
          <table:table-cell table:number-columns-repeated="4" table:style-name="ce26"/>
          <table:table-cell table:number-columns-repeated="16375" table:style-name="ce1"/>
        </table:table-row>
        <table:table-row table:number-rows-repeated="2" table:style-name="ro2">
          <table:table-cell table:style-name="ce26"/>
          <table:table-cell table:number-columns-repeated="2" table:style-name="ce39"/>
          <table:table-cell table:style-name="ce26"/>
          <table:table-cell table:style-name="ce16"/>
          <table:table-cell table:number-columns-repeated="2" table:style-name="ce26"/>
          <table:table-cell table:style-name="ce16"/>
          <table:table-cell table:style-name="ce26"/>
          <table:table-cell table:number-columns-repeated="16375" table:style-name="ce1"/>
        </table:table-row>
        <table:table-row table:number-rows-repeated="4" table:style-name="ro2">
          <table:table-cell table:style-name="ce26"/>
          <table:table-cell table:number-columns-repeated="2" table:style-name="ce39"/>
          <table:table-cell table:style-name="ce26"/>
          <table:table-cell table:style-name="ce16"/>
          <table:table-cell table:number-columns-repeated="4" table:style-name="ce26"/>
          <table:table-cell table:number-columns-repeated="16375" table:style-name="ce1"/>
        </table:table-row>
        <table:table-row table:style-name="ro2">
          <table:table-cell table:style-name="ce29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11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number-rows-repeated="10" table:style-name="ro2">
          <table:table-cell table:style-name="ce16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29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67"/>
          <table:table-cell table:style-name="ce68"/>
          <table:table-cell table:style-name="ce68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71"/>
          <table:table-cell table:style-name="ce71"/>
          <table:table-cell table:number-columns-repeated="16373"/>
        </table:table-row>
        <table:table-row table:style-name="ro2">
          <table:table-cell table:style-name="ce63"/>
          <table:table-cell table:style-name="ce69"/>
          <table:table-cell table:style-name="ce69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72"/>
          <table:table-cell office:value-type="string" table:style-name="ce72">
            <text:p>FS0002 Passport</text:p>
            <text:p>IBS001 BSN No.</text:p>
            <text:p>IBS002 Driver's license number</text:p>
            <text:p>ZASLNO Identifier Notary</text:p>
            <text:p>ZBRCD Brainscode</text:p>
            <text:p>ZECH Registration number ECH</text:p>
            <text:p>ZGEKO GEKO ACCOUNT</text:p>
            <text:p>ZIID WFD instelling ID</text:p>
            <text:p>ZISS Issuer</text:p>
            <text:p>ZKVK KVK-number</text:p>
            <text:p>ZKVK_S KVK-sub-number</text:p>
            <text:p>ZPAYTN Payroll Tax Number</text:p>
            <text:p>ZPFNR Portfolio number</text:p>
            <text:p>ZPUONR PUO nr</text:p>
            <text:p>ZRSIN Rechtspers. &amp; Samenwerk. Informatie nr.</text:p>
            <text:p>ZUWV UWV Registration number</text:p>
            <text:p>ZVERBA Verblijfsvergunning Asiel</text:p>
            <text:p>ZVERBL Verblijfsvergunning</text:p>
            <text:p>ZVESTN Number Subsidiary</text:p>
            <text:p>ZVTAID Unique identifier in VTA system</text:p>
            <text:p>ZVTAST VTA system</text:p>
            <text:p>ZWFD Wet Financiele Dienstverlening</text:p>
          </table:table-cell>
          <table:table-cell table:number-columns-repeated="16373"/>
        </table:table-row>
        <table:table-row table:number-rows-repeated="7" table:style-name="ro2">
          <table:table-cell table:style-name="ce63"/>
          <table:table-cell table:style-name="ce69"/>
          <table:table-cell table:style-name="ce69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72"/>
          <table:table-cell table:style-name="ce72"/>
          <table:table-cell table:number-columns-repeated="16373"/>
        </table:table-row>
        <table:table-row table:style-name="ro2">
          <table:table-cell table:style-name="ce77"/>
          <table:table-cell table:style-name="ce68"/>
          <table:table-cell table:style-name="ce68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71"/>
          <table:table-cell table:style-name="ce71"/>
          <table:table-cell table:number-columns-repeated="16373"/>
        </table:table-row>
        <table:table-row table:style-name="ro2">
          <table:table-cell table:style-name="ce67"/>
          <table:table-cell table:style-name="ce68"/>
          <table:table-cell table:style-name="ce68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71"/>
          <table:table-cell table:style-name="ce71"/>
          <table:table-cell table:number-columns-repeated="16373"/>
        </table:table-row>
        <table:table-row table:style-name="ro2">
          <table:table-cell table:style-name="ce78"/>
          <table:table-cell table:style-name="ce69"/>
          <table:table-cell table:style-name="ce69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72"/>
          <table:table-cell table:style-name="ce72"/>
          <table:table-cell table:number-columns-repeated="16373"/>
        </table:table-row>
        <table:table-row table:style-name="ro2">
          <table:table-cell table:style-name="ce80"/>
          <table:table-cell table:style-name="ce69"/>
          <table:table-cell table:style-name="ce91"/>
          <table:table-cell table:style-name="ce80"/>
          <table:table-cell table:style-name="ce63"/>
          <table:table-cell table:style-name="ce80"/>
          <table:table-cell table:style-name="ce80"/>
          <table:table-cell table:style-name="ce80"/>
          <table:table-cell table:style-name="ce80"/>
          <table:table-cell table:style-name="ce79"/>
          <table:table-cell table:style-name="ce79"/>
          <table:table-cell table:number-columns-repeated="16373"/>
        </table:table-row>
        <table:table-row table:style-name="ro2">
          <table:table-cell table:style-name="ce80"/>
          <table:table-cell table:style-name="ce69"/>
          <table:table-cell table:style-name="ce91"/>
          <table:table-cell table:style-name="ce80"/>
          <table:table-cell table:style-name="ce63"/>
          <table:table-cell table:style-name="ce80"/>
          <table:table-cell table:style-name="ce80"/>
          <table:table-cell table:style-name="ce80"/>
          <table:table-cell table:style-name="ce80"/>
          <table:table-cell table:style-name="ce79"/>
          <table:table-cell office:value-type="string" table:style-name="ce81">
            <text:p>01 Private</text:p>
            <text:p>02 Participant</text:p>
            <text:p>03 Business</text:p>
          </table:table-cell>
          <table:table-cell table:number-columns-repeated="16373"/>
        </table:table-row>
        <table:table-row table:style-name="ro2">
          <table:table-cell table:style-name="ce80"/>
          <table:table-cell table:style-name="ce69"/>
          <table:table-cell table:style-name="ce91"/>
          <table:table-cell table:style-name="ce80"/>
          <table:table-cell table:style-name="ce63"/>
          <table:table-cell table:style-name="ce80"/>
          <table:table-cell table:style-name="ce80"/>
          <table:table-cell table:style-name="ce80"/>
          <table:table-cell table:style-name="ce80"/>
          <table:table-cell table:style-name="ce79"/>
          <table:table-cell table:style-name="ce72"/>
          <table:table-cell table:number-columns-repeated="16373"/>
        </table:table-row>
        <table:table-row table:style-name="ro2">
          <table:table-cell table:style-name="ce80"/>
          <table:table-cell table:style-name="ce69"/>
          <table:table-cell table:style-name="ce91"/>
          <table:table-cell table:style-name="ce80"/>
          <table:table-cell table:style-name="ce63"/>
          <table:table-cell table:style-name="ce80"/>
          <table:table-cell table:style-name="ce80"/>
          <table:table-cell table:style-name="ce80"/>
          <table:table-cell table:style-name="ce80"/>
          <table:table-cell table:style-name="ce79"/>
          <table:table-cell office:value-type="string" table:style-name="ce82">
            <text:p>01 Yes</text:p>
            <text:p>02 No</text:p>
          </table:table-cell>
          <table:table-cell table:number-columns-repeated="16373"/>
        </table:table-row>
        <table:table-row table:style-name="ro2">
          <table:table-cell table:style-name="ce80"/>
          <table:table-cell table:style-name="ce69"/>
          <table:table-cell table:style-name="ce91"/>
          <table:table-cell table:style-name="ce80"/>
          <table:table-cell table:style-name="ce63"/>
          <table:table-cell table:style-name="ce80"/>
          <table:table-cell table:style-name="ce80"/>
          <table:table-cell table:style-name="ce80"/>
          <table:table-cell table:style-name="ce80"/>
          <table:table-cell table:style-name="ce79"/>
          <table:table-cell table:style-name="ce79"/>
          <table:table-cell table:number-columns-repeated="16373"/>
        </table:table-row>
        <table:table-row table:number-rows-repeated="2" table:style-name="ro2">
          <table:table-cell table:style-name="ce80"/>
          <table:table-cell table:style-name="ce69"/>
          <table:table-cell table:style-name="ce91"/>
          <table:table-cell table:style-name="ce80"/>
          <table:table-cell table:style-name="ce63"/>
          <table:table-cell table:style-name="ce80"/>
          <table:table-cell table:style-name="ce80"/>
          <table:table-cell table:style-name="ce80"/>
          <table:table-cell table:style-name="ce63"/>
          <table:table-cell table:style-name="ce79"/>
          <table:table-cell table:style-name="ce79"/>
          <table:table-cell table:number-columns-repeated="16373"/>
        </table:table-row>
        <table:table-row table:style-name="ro2">
          <table:table-cell table:style-name="ce80"/>
          <table:table-cell table:style-name="ce69"/>
          <table:table-cell table:style-name="ce91"/>
          <table:table-cell table:style-name="ce80"/>
          <table:table-cell table:style-name="ce63"/>
          <table:table-cell table:style-name="ce80"/>
          <table:table-cell table:style-name="ce80"/>
          <table:table-cell table:style-name="ce63"/>
          <table:table-cell table:style-name="ce63"/>
          <table:table-cell table:style-name="ce79"/>
          <table:table-cell table:style-name="ce79"/>
          <table:table-cell table:number-columns-repeated="16373"/>
        </table:table-row>
        <table:table-row table:style-name="ro2">
          <table:table-cell table:style-name="ce77"/>
          <table:table-cell table:style-name="ce68"/>
          <table:table-cell table:style-name="ce68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71"/>
          <table:table-cell table:style-name="ce71"/>
          <table:table-cell table:number-columns-repeated="16373"/>
        </table:table-row>
        <table:table-row table:style-name="ro2">
          <table:table-cell table:style-name="ce86"/>
          <table:table-cell table:style-name="ce87"/>
          <table:table-cell table:style-name="ce87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3"/>
          <table:table-cell table:style-name="ce83"/>
          <table:table-cell table:number-columns-repeated="16373"/>
        </table:table-row>
        <table:table-row table:number-rows-repeated="4" table:style-name="ro2">
          <table:table-cell table:style-name="ce84"/>
          <table:table-cell table:style-name="ce88"/>
          <table:table-cell table:style-name="ce88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number-columns-repeated="16373"/>
        </table:table-row>
        <table:table-row table:style-name="ro2">
          <table:table-cell table:style-name="ce84"/>
          <table:table-cell table:style-name="ce88"/>
          <table:table-cell table:style-name="ce88"/>
          <table:table-cell table:style-name="ce84"/>
          <table:table-cell table:style-name="ce84"/>
          <table:table-cell table:style-name="ce89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number-columns-repeated="16373"/>
        </table:table-row>
        <table:table-row table:style-name="ro2">
          <table:table-cell table:style-name="ce84"/>
          <table:table-cell table:style-name="ce88"/>
          <table:table-cell table:style-name="ce88"/>
          <table:table-cell table:style-name="ce84"/>
          <table:table-cell table:style-name="ce84"/>
          <table:table-cell table:style-name="ce90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number-columns-repeated="16373"/>
        </table:table-row>
        <table:table-row table:style-name="ro2">
          <table:table-cell table:style-name="ce84"/>
          <table:table-cell table:style-name="ce88"/>
          <table:table-cell table:style-name="ce88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number-columns-repeated="16373"/>
        </table:table-row>
        <table:table-row table:style-name="ro2">
          <table:table-cell table:style-name="ce92"/>
          <table:table-cell table:style-name="ce87"/>
          <table:table-cell table:style-name="ce87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3"/>
          <table:table-cell table:style-name="ce83"/>
          <table:table-cell table:number-columns-repeated="16373"/>
        </table:table-row>
        <table:table-row table:style-name="ro2">
          <table:table-cell table:style-name="ce29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number-rows-repeated="10483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Segoe UI" svg:font-family="&quot;Segoe UI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cf1" style:family="table-cell" style:data-style-name="N0">
      <style:text-properties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2" style:family="table-cell">
      <style:text-properties fo:font-weight="bold" style:font-weight-asian="bold" style:font-weight-complex="bold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Marcel Lenterman</meta:initial-creator>
    <dc:creator>Marcel Lenterman</dc:creator>
    <meta:creation-date>2022-01-18T13:10:45Z</meta:creation-date>
    <dc:date>2022-01-31T13:01:24Z</dc:date>
  </office:meta>
</office:document-meta>
</file>